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D0000010E5735E54F344FA8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7819in" svg:y="0.1252in" svg:width="2.4335in" svg:height="1.7992in" draw:z-index="0"><draw:image xlink:href="Pictures/100000000000016D0000010E5735E54F344FA842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7819in" svg:y="0.1252in" svg:width="2.4335in" svg:height="1.7992in" draw:z-index="1"><draw:image xlink:href="Pictures/100000000000016D0000010E5735E54F344FA84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7819in" svg:y="0.1252in" svg:width="2.4335in" svg:height="1.7992in" draw:z-index="4"><draw:image xlink:href="Pictures/100000000000016D0000010E5735E54F344FA84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7819in" svg:y="0.1252in" svg:width="2.4335in" svg:height="1.7992in" draw:z-index="3"><draw:image xlink:href="Pictures/100000000000016D0000010E5735E54F344FA84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6" text:anchor-type="paragraph" svg:x="0.7819in" svg:y="0.1252in" svg:width="2.4335in" svg:height="1.7992in" draw:z-index="5"><draw:image xlink:href="Pictures/100000000000016D0000010E5735E54F344FA84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3" text:anchor-type="paragraph" svg:x="0.7819in" svg:y="0.1252in" svg:width="2.4335in" svg:height="1.7992in" draw:z-index="2"><draw:image xlink:href="Pictures/100000000000016D0000010E5735E54F344FA842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7819in" svg:y="0.1252in" svg:width="2.4335in" svg:height="1.7992in" draw:z-index="8"><draw:image xlink:href="Pictures/100000000000016D0000010E5735E54F344FA84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7" text:anchor-type="paragraph" svg:x="0.7819in" svg:y="0.1252in" svg:width="2.4335in" svg:height="1.7992in" draw:z-index="9"><draw:image xlink:href="Pictures/100000000000016D0000010E5735E54F344FA84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0" text:anchor-type="paragraph" svg:x="0.7819in" svg:y="0.1252in" svg:width="2.4335in" svg:height="1.7992in" draw:z-index="7"><draw:image xlink:href="Pictures/100000000000016D0000010E5735E54F344FA84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9" text:anchor-type="paragraph" svg:x="0.7819in" svg:y="0.1252in" svg:width="2.4335in" svg:height="1.7992in" draw:z-index="6"><draw:image xlink:href="Pictures/100000000000016D0000010E5735E54F344FA842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11-23T11:42:02.377000000</meta:print-date>
    <dc:date>2018-11-23T11:43:20.442000000</dc:date>
    <meta:editing-cycles>34</meta:editing-cycles>
    <dc:subject>Avery Dennison Template</dc:subject>
    <dc:title>Avery Dennison Template</dc:title>
    <meta:editing-duration>P3DT17H53M43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